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bin" svg:font-family="Cabi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bin" fo:font-size="12pt" style:font-size-asian="12pt" style:font-size-complex="12pt"/>
    </style:style>
    <style:style style:name="P2" style:family="paragraph" style:parent-style-name="Standard">
      <style:paragraph-properties fo:margin-left="1in" fo:margin-right="0in" fo:text-indent="0in" style:auto-text-indent="false"/>
      <style:text-properties style:font-name="Cabi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abin" fo:font-size="12pt" style:font-size-asian="12pt" style:font-size-complex="12pt"/>
    </style:style>
    <style:style style:name="P4" style:family="paragraph" style:parent-style-name="Standard">
      <style:paragraph-properties fo:margin-left="0.9898in" fo:margin-right="0in" fo:text-indent="0in" style:auto-text-indent="false"/>
      <style:text-properties style:font-name="Cabin" fo:font-size="12pt" fo:language="en" fo:country="US" style:font-size-asian="12pt" style:font-size-complex="12pt"/>
    </style:style>
    <style:style style:name="P5" style:family="paragraph" style:parent-style-name="Standard" style:list-style-name="L1">
      <style:paragraph-properties fo:margin-left="0.9898in" fo:margin-right="0in" fo:text-indent="0in" style:auto-text-indent="false"/>
      <style:text-properties style:font-name="Cabin" fo:font-size="12pt" fo:language="en" fo:country="US" style:font-size-asian="12pt" style:font-size-complex="12pt"/>
    </style:style>
    <style:style style:name="P6" style:family="paragraph" style:parent-style-name="Standard" style:list-style-name="L2">
      <style:paragraph-properties fo:margin-left="0.9898in" fo:margin-right="0in" fo:text-indent="0in" style:auto-text-indent="false"/>
      <style:text-properties style:font-name="Cabin" fo:font-size="12pt" fo:language="en" fo:country="US" style:font-size-asian="12pt" style:font-size-complex="12pt"/>
    </style:style>
    <style:style style:name="P7" style:family="paragraph" style:parent-style-name="Standard" style:list-style-name="L2">
      <style:paragraph-properties fo:margin-left="0.9898in" fo:margin-right="0in" fo:text-indent="0in" style:auto-text-indent="false"/>
      <style:text-properties style:font-name="Cabin" fo:font-size="12pt" style:font-size-asian="12pt" style:font-size-complex="12pt"/>
    </style:style>
    <style:style style:name="P8" style:family="paragraph" style:parent-style-name="Standard">
      <style:text-properties style:font-name="Cabin" fo:font-size="12pt" fo:language="fr" fo:country="CH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bin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abin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Cabin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left="1in" fo:margin-right="0in" fo:text-indent="0in" style:auto-text-indent="false"/>
      <style:text-properties style:font-name="Cabin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6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14" style:family="paragraph" style:parent-style-name="Standard" style:list-style-name="L9">
      <style:paragraph-properties fo:margin-left="1in" fo:margin-right="0in" fo:text-indent="0in" style:auto-text-indent="false"/>
      <style:text-properties style:font-name="Cabin" fo:font-size="12pt" style:font-size-asian="12pt" style:font-size-complex="12pt"/>
    </style:style>
    <style:style style:name="P15" style:family="paragraph" style:parent-style-name="Standard" style:list-style-name="L3">
      <style:paragraph-properties fo:margin-left="1in" fo:margin-right="0in" fo:text-indent="0in" style:auto-text-indent="false"/>
      <style:text-properties style:font-name="Cabin" fo:font-size="12pt" fo:language="en" fo:country="GB" style:font-size-asian="12pt" style:font-size-complex="12pt"/>
    </style:style>
    <style:style style:name="P16" style:family="paragraph" style:parent-style-name="Standard" style:list-style-name="L4">
      <style:paragraph-properties fo:margin-left="1in" fo:margin-right="0in" fo:text-indent="0in" style:auto-text-indent="false"/>
      <style:text-properties style:font-name="Cabin" fo:font-size="12pt" fo:language="en" fo:country="GB" style:font-size-asian="12pt" style:font-size-complex="12pt"/>
    </style:style>
    <style:style style:name="P17" style:family="paragraph" style:parent-style-name="Standard" style:list-style-name="L5">
      <style:paragraph-properties fo:margin-left="1in" fo:margin-right="0in" fo:text-indent="0in" style:auto-text-indent="false"/>
      <style:text-properties style:font-name="Cabin" fo:font-size="12pt" fo:language="en" fo:country="GB" style:font-size-asian="12pt" style:font-size-complex="12pt"/>
    </style:style>
    <style:style style:name="P18" style:family="paragraph" style:parent-style-name="Standard" style:list-style-name="L7">
      <style:paragraph-properties fo:margin-left="1in" fo:margin-right="0in" fo:text-indent="0in" style:auto-text-indent="false"/>
      <style:text-properties style:font-name="Cabin" fo:font-size="12pt" fo:language="en" fo:country="GB" style:font-size-asian="12pt" style:font-size-complex="12pt"/>
    </style:style>
    <style:style style:name="P19" style:family="paragraph" style:parent-style-name="Standard" style:list-style-name="L8">
      <style:paragraph-properties fo:margin-left="1in" fo:margin-right="0in" fo:text-indent="0in" style:auto-text-indent="false"/>
      <style:text-properties style:font-name="Cabin" fo:font-size="12pt" fo:language="en" fo:country="GB" style:font-size-asian="12pt" style:font-size-complex="12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style:font-name="Cabi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fr" fo:country="CH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02in" fo:text-indent="-0.25in" fo:margin-left="0.5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02in" fo:text-indent="-0.25in" fo:margin-left="0.7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1ère page </text:span><text:span text:style-name="T5">(</text:span><text:span text:style-name="T4">Les anneaux)</text:span></text:p>
      <text:p text:style-name="P4">Contribute to building a better world through sport</text:p>
      <text:list xml:id="list1868049657" text:style-name="L1">
        <text:list-item>
          <text:p text:style-name="P5">English</text:p>
        </text:list-item>
        <text:list-item>
          <text:p text:style-name="P5">Français</text:p>
        </text:list-item>
        <text:list-item>
          <text:p text:style-name="P5">Spanish</text:p>
        </text:list-item>
        <text:list-item>
          <text:p text:style-name="P5">Portuguese</text:p>
        </text:list-item>
        <text:list-item>
          <text:p text:style-name="P5">Chinese</text:p>
        </text:list-item>
        <text:list-item>
          <text:p text:style-name="P5">Arabic</text:p>
        </text:list-item>
      </text:list>
      <text:p text:style-name="P10"><text:tab/></text:p>
      <text:p text:style-name="P3"><text:span text:style-name="T2"><text:tab/>2ème page </text:span><text:span text:style-name="T4">(Activity Streams)</text:span></text:p>
      <text:p text:style-name="P11"/>
      <text:list xml:id="list818837341" text:style-name="L2">
        <text:list-item>
          <text:p text:style-name="P6">Health though sport</text:p>
        </text:list-item>
        <text:list-item>
          <text:p text:style-name="P7">Education though sport</text:p>
        </text:list-item>
        <text:list-item>
          <text:p text:style-name="P7">Development through sport</text:p>
        </text:list-item>
        <text:list-item>
          <text:p text:style-name="P7">Peace through sport</text:p>
        </text:list-item>
        <text:list-item>
          <text:p text:style-name="P7">Inclusion through sport</text:p>
        </text:list-item>
        <text:list-item>
          <text:p text:style-name="P7">Environment in sport</text:p>
        </text:list-item>
        <text:list-item>
          <text:p text:style-name="P7">Culture and sport</text:p>
        </text:list-item>
      </text:list>
      <text:p text:style-name="P8"><text:tab/></text:p>
      <text:p text:style-name="P1"><text:span text:style-name="T3"><text:tab/>3ème page </text:span><text:span text:style-name="T4">(Détail par Activity Stream)</text:span></text:p>
      <text:p text:style-name="P9"/>
      <text:p text:style-name="P12">Health though sport</text:p>
      <text:list xml:id="list1648770023" text:style-name="L3">
        <text:list-item>
          <text:p text:style-name="P15">sexual harassment abuse</text:p>
        </text:list-item>
        <text:list-item>
          <text:p text:style-name="P15">healthy body image</text:p>
        </text:list-item>
        <text:list-item>
          <text:p text:style-name="P15">HIV &amp; AIDS prevention</text:p>
        </text:list-item>
      </text:list>
      <text:p text:style-name="P12"/>
      <text:p text:style-name="P12">Education though sport</text:p>
      <text:list xml:id="list945726583" text:style-name="L4">
        <text:list-item>
          <text:p text:style-name="P16">Olympic Values</text:p>
        </text:list-item>
        <text:list-item>
          <text:p text:style-name="P16">Ethical behaviour</text:p>
        </text:list-item>
      </text:list>
      <text:p text:style-name="P2"/>
      <text:p text:style-name="P2">Development through sport</text:p>
      <text:list xml:id="list2006265095" text:style-name="L5">
        <text:list-item>
          <text:p text:style-name="P17">community development</text:p>
        </text:list-item>
        <text:list-item>
          <text:p text:style-name="P17">Giving is winning</text:p>
        </text:list-item>
      </text:list>
      <text:p text:style-name="P2"/>
      <text:p text:style-name="P2">Peace through sport</text:p>
      <text:list xml:id="list1176708682" text:style-name="L6">
        <text:list-item>
          <text:p text:style-name="P13">Olympic Truce</text:p>
        </text:list-item>
      </text:list>
      <text:p text:style-name="P2"/>
      <text:p text:style-name="P2">Inclusion through sport</text:p>
      <text:list xml:id="list1875542936" text:style-name="L7">
        <text:list-item>
          <text:p text:style-name="P18">Women in sport</text:p>
        </text:list-item>
      </text:list>
      <text:p text:style-name="P2"/>
      <text:p text:style-name="P2">Environment in sport</text:p>
      <text:list xml:id="list72700796" text:style-name="L8">
        <text:list-item>
          <text:p text:style-name="P19">Sustainability</text:p>
        </text:list-item>
      </text:list>
      <text:p text:style-name="P2"/>
      <text:p text:style-name="P2">Culture and sport</text:p>
      <text:list xml:id="list740429941" text:style-name="L9">
        <text:list-item>
          <text:p text:style-name="P14">Donations to Olympic Museum</text:p>
        </text:list-item>
        <text:list-item>
          <text:p text:style-name="P14">Words of Olympian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bin" svg:font-family="Cabi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Olivari</meta:initial-creator>
    <meta:creation-date>2012-03-22T11:58:07</meta:creation-date>
    <meta:printed-by>David Olivari</meta:printed-by>
    <meta:print-date>2012-03-22T12:13:03</meta:print-date>
    <dc:date>2012-03-30T17:50:21</dc:date>
    <dc:creator>David Olivari</dc:creator>
    <meta:editing-duration>PT17M49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38" meta:word-count="127" meta:character-count="722" meta:non-whitespace-character-count="651"/>
  </office:meta>
</office:document-meta>
</file>